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pt" fo:country="PT"/>
    </style:style>
    <style:style style:name="P2" style:family="paragraph" style:parent-style-name="Text_20_body">
      <style:text-properties fo:language="pt" fo:country="PT" style:font-size-asian="10.5pt"/>
    </style:style>
    <style:style style:name="P3" style:family="paragraph" style:parent-style-name="Text_20_body">
      <style:text-properties fo:language="pt" fo:country="PT" style:font-size-asian="10.5pt"/>
    </style:style>
    <style:style style:name="P4" style:family="paragraph" style:parent-style-name="Text_20_body" style:list-style-name="L1">
      <style:text-properties fo:language="pt" fo:country="PT" style:font-size-asian="10.5pt"/>
    </style:style>
    <style:style style:name="P5" style:family="paragraph" style:parent-style-name="Text_20_body">
      <style:text-properties fo:language="pt" fo:country="PT" fo:font-style="normal" style:font-size-asian="10.5pt" style:font-style-asian="normal" style:font-style-complex="normal"/>
    </style:style>
    <style:style style:name="P6" style:family="paragraph" style:parent-style-name="Heading_20_2">
      <style:text-properties fo:language="pt" fo:country="PT" style:font-size-asian="10.5pt"/>
    </style:style>
    <style:style style:name="P7" style:family="paragraph" style:parent-style-name="Heading_20_1">
      <style:text-properties fo:language="pt" fo:country="PT"/>
    </style:style>
    <style:style style:name="P8" style:family="paragraph" style:parent-style-name="Heading_20_3">
      <style:text-properties fo:language="pt" fo:country="PT"/>
    </style:style>
    <style:style style:name="T1" style:family="text">
      <style:text-properties style:font-size-asian="10.5pt"/>
    </style:style>
    <style:style style:name="T2" style:family="text">
      <style:text-properties fo:font-style="italic" style:font-size-asian="10.5pt" style:font-style-asian="italic" style:font-style-complex="italic"/>
    </style:style>
    <style:style style:name="T3" style:family="text">
      <style:text-properties fo:font-style="normal" style:font-size-asian="10.5pt"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Gramáticas</text:h>
      <text:p text:style-name="P1"/>
      <text:p text:style-name="P1">Neste <text:span text:style-name="T1">capítulo, iremos abordar a gramática concreta fornecida que define uma linguagem Cmb apresentada nas aulas de Engenharia Gramatical e explicar o o objetivo da mesma. A transformação numa AST também foi fornecida e por isso abordaremos apenas o processo de criação associado. Por fim, mostraremos a implementação da cada um dos módulos (Tree Grammars) pedidos para este trabalho.</text:span></text:p>
      <text:p text:style-name="P2"/>
      <text:h text:style-name="P6" text:outline-level="2">Gramática concreta</text:h>
      <text:p text:style-name="P2">A linguagem Cmb é uma simplificação da famosa linguagem C. Simplificada no sentido em que apenas reúne algumas das características presentes no C, nomeadamente funções e os seus argumentos, declarações de variáveis, atribuições, operações de I/O (scan e print), ciclos if e while, invocação de funções, retorno de variáveis numa função (return) e a utilização de expressões que utilizam operadores aritméticos, à exceção dos operadores de incremento (++) e decremento (--), operadores de comparação e operadores lógicos. </text:p>
      <text:p text:style-name="P2">Após criada a gramática, o próximo passo seria validar o texto de input. Mas como fazê-lo? Existem várias abordagens, uma delas e a que iremos utilizar neste trabalho é a geração de uma representação intermédia para que a partir dela se possam criar os grafos pedidos. Na secção seguinte, iremos falar desta abordagem.</text:p>
      <text:p text:style-name="P2"/>
      <text:h text:style-name="P6" text:outline-level="2">AST</text:h>
      <text:p text:style-name="P2">Uma Representação Intermédia (RI) é uma versão independente de qualquer linguagem ou máquina do código original. A utilização de uma RI traz algumas vantagens tais como o aumento do nível de abstração e uma separação mais limpa entre o produto inicial e o final.</text:p>
      <text:p text:style-name="P2">Existem várias representações intermédias e a que iremos utilizar é a AST (Abstract Syntax Tree) que é <text:s/>uma representação em árvore da estrutura sintática abstrata do código fonte. A sintaxe é abstrata no sentido em que não representa cada detalhe que aparece na sintaxe real, ou seja, elementos como parênteses de agrupamento estão implícitos na estrutura da árvore e uma construção sintática como uma condição if e os seus blocos then e else pode ser representada através de um único nodo e dois ramos, e símbolos intermédios e palavras reservadas são tipicamente eliminados. Basicamente, mantém-se uma estrutura suficiente para realizar processos semânticos e geração de código. </text:p>
      <text:p text:style-name="P2"/>
      <text:p text:style-name="P2">O próximo passo será, então, criar a AST e para isso é necessário criar regras de reescrita sobre a gramática concreta, um mecanismo que o ANTLR oferece. Enquanto que uma gramática de parsing especifica como reconhecer input, as regras de reescrita são gramáticas geradoras, ou seja, especificam como gerar output. </text:p>
      <text:p text:style-name="P2">Estas regras de reescritas, já nos são fornecidas juntamente com a gramática concreta e a AST resultante terá, por cada, elemento que agrupa outros elementos, um token imaginário, ou seja, referências a tokens <text:s/>que não se encontram na produção origina, elementos tais como ';', ou parênteses serão eliminados e elementos com o mesmo nome numa produção são agrupados numa única lista.</text:p>
      <text:p text:style-name="P2"><text:soft-page-break/></text:p>
      <text:p text:style-name="P2">A gramática final com as regras de reescrita pode ser consultada em anexo.</text:p>
      <text:p text:style-name="P2"/>
      <text:h text:style-name="P6" text:outline-level="2">Tree Grammars</text:h>
      <text:p text:style-name="P1"><text:span text:style-name="T1">O próximo passo consiste na construção de um parser da AST gerada, que permitirá atravessá-la (</text:span><text:span text:style-name="T2">tree walker</text:span><text:span text:style-name="T1">) e manipulá-la, transformando-a gradualmente em diversas fases de tradução até que se obtenha uma forma final que satisfaça as nossas necessidades. Este parser será construído utilizando um mecanismo fornecido pelo ANTLR, uma Tree Grammar (TG). As ações numa TG possuem um contexto muito nítido e conseguem aceder a informação passada das regras invocadas.</text:span></text:p>
      <text:p text:style-name="P2">A utilização de TGs, para além da utilização referida acima, também nos fornece algumas vantagens:</text:p>
      <text:list xml:id="list1970770861" text:style-name="L1">
        <text:list-item>
          <text:p text:style-name="P4">uma especificação formal, concisa e independente de um sistema da estrutura da AST;</text:p>
        </text:list-item>
        <text:list-item>
          <text:p text:style-name="P4">as ações têm um contexto implícito graças à sua localização na gramática;</text:p>
        </text:list-item>
        <text:list-item>
          <text:p text:style-name="P4">os dados podem ser passados entre as ações de forma livre utilizando parâmetros (atributos), valores de retorno e variáveis locais.</text:p>
        </text:list-item>
      </text:list>
      <text:p text:style-name="P2"/>
      <text:p text:style-name="P2">O problema apresentado, exige a construção de 4 TG (módulos) por isso, dividiremos esta secção em e subsecções.</text:p>
      <text:p text:style-name="P2">A primeira referente ao Control Flow Graph (CFG), o segundo ao Program Dependency Graph (PDG), o terceiro ao System Dependency Graph (SDG) e o último referente ao Single Static Assignment (SSA).</text:p>
      <text:h text:style-name="P8" text:outline-level="3">Control Flow Graph</text:h>
      <text:p text:style-name="P1">Um <text:span text:style-name="T1">Control Flow Graph (CFG) é um grafo direcionado com a adição de um único nodo de entrada START e um único nodo de saída STOP, tal que cada nodo no grafo tem no máximo dois sucessores. Assume-se que nodos com dois sucessores têm atributos “T” (Verdadeiro) e “F” (Falso) associados aos ramos que saem, assume-se também que, para cada nodo N no grafo, existe um caminho de START a N e um caminho de N a STOP.</text:span></text:p>
      <text:p text:style-name="P1"><text:span text:style-name="T1">Este tipo de grafos pode servir para verificar se os programas que representam estão corretos, verificando se determinados nodos são atingíveis ou não, e a partir de aí otimizar o código, por exemplo, eliminando </text:span><text:span text:style-name="T2">dead code</text:span><text:span text:style-name="T3">, código que que é executado mas cujo resultado nunca é utilizado em mais nenhuma computação.</text:span></text:p>
      <text:p text:style-name="P5">Numa visão muito geral , a estratégia utilizada para gerar este grafo consiste, na passagem de uma instância de uma classe Java Grafo (esta será explicada de seguida) por todas as produções da TG, assim como uma lista (TreeSet&lt;Integer&gt; em Java) com um ou mais números de instrução correspondentes à última(s) statement(s) executada(s) , com o objetivo de conectar no grafo instruções consequentes e também uma string label que indica se a instrução que está a ser calculada é a primeira instrução de um bloco then ou else. Todo o código externo à TG está escrito na linguagem de programação Java.</text:p>
      <text:p text:style-name="P5">A classe Grafo é uma classe Java que armazena os nodos e os caminhos do CFG encontrados ao longo do processo de parsing da TG. Cada nodo é um mapeamento (TreeMap) entre o número de instrução <text:soft-page-break/>(sequencial) e a instrução, que é representada por uma classe Instrucao, de momento, apenas importa referir que a classe Instrucao armazena a instrução em si. Cada caminho é um mapeamento entre o número da instrução origem e uma lista (TreeSet&lt;ParNrInstrucaoLabel&gt;), a classe ParNrInstrucaoLabel é constituída pelo número da instrução destino e a label referida acima.</text:p>
      <text:p text:style-name="P5"/>
      <text:p text:style-name="P5"/>
      <text:p text:style-name="P5">TODO explicar classes, GT e aco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no Azevedo</meta:initial-creator>
    <meta:creation-date>2012-07-05T22:52:13</meta:creation-date>
    <meta:generator>LibreOffice/3.3$Linux LibreOffice_project/330m19$Build-401</meta:generator>
    <dc:date>2012-07-06T14:28:46</dc:date>
    <dc:creator>Bruno Azevedo</dc:creator>
    <meta:editing-duration>PT2H40M17S</meta:editing-duration>
    <meta:editing-cycles>150</meta:editing-cycles>
    <meta:document-statistic meta:table-count="0" meta:image-count="0" meta:object-count="0" meta:page-count="3" meta:paragraph-count="25" meta:word-count="982" meta:character-count="6067"/>
  </office:meta>
</office:document-meta>
</file>